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color="#000000" style:font-name="Times New Roman" fo:font-size="12pt" style:font-size-asian="12pt" style:font-size-complex="12pt"/>
    </style:style>
    <style:style style:name="P2"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sh Grant</text:p>
      <text:p text:style-name="P2">102 – 305 Wharncliffe Rd N</text:p>
      <text:p text:style-name="P2">London, ON</text:p>
      <text:p text:style-name="P2">N6G 1E1</text:p>
      <text:p text:style-name="P2"/>
      <text:p text:style-name="P2"/>
      <text:p text:style-name="P2"/>
      <text:p text:style-name="P2"/>
      <text:p text:style-name="P2">Centennial College<text:line-break/>Human Resources Department<text:line-break/>P.O. Box 631, </text:p>
      <text:p text:style-name="P2">Station A<text:line-break/>Toronto, ON </text:p>
      <text:p text:style-name="P2">M1K 5E9</text:p>
      <text:p text:style-name="P2"/>
      <text:p text:style-name="P2"/>
      <text:p text:style-name="P2">To Whom It May Concern: </text:p>
      <text:p text:style-name="P2"/>
      <text:p text:style-name="P2">As I finish my Master's degree in applied mathematics, I am currently searching for a suitable position. I feel I would be a strong candidate for the math/science and literacy professor position in the School of Advancement. </text:p>
      <text:p text:style-name="P2"/>
      <text:p text:style-name="P2">In terms of experience, I have been an educator in formal classroom and informal tutoring settings. I have been a teaching assistant in four different courses at two universities. Being an assistant in these courses has given me an opportunity to prepare and lead tutorials in mathematics and physics. As a <text:s/>teaching assistant at Trent in a Physics for Teacher Education course has also given me training in a hands-on classroom environment, as this was a lab-based physics course for primary education students. At Western, my teaching assignments were engineering math courses, where I lead tutorials, taking questions and preparing solutions for homework problems for first and second year engineering students.</text:p>
      <text:p text:style-name="P2"/>
      <text:p text:style-name="P2">In addition to formal classroom experience, I have also tutored independently, primarily high school and university-level math. I am currently tutoring two grade eleven “university”-level students, covering topics such as exponent laws, compound interest, and functions. I am more than comfortable in my understand of such topics, as well as communicating important ideas in ways that are flexible and accessible to different learning styles. With respect to the other sciences, completing a Master's degree in applied math has provided me a good understanding of subjects such as biology and physics. In terms of additional skills, I have a passion for teaching, beyond the subject matter. I strive to provide students with the best teaching I am capable of. </text:p>
      <text:p text:style-name="P2"/>
      <text:p text:style-name="P2">I feel with these attributes, I am a competitive candidate for the role of professor. Thank you for your consideration. </text:p>
      <text:p text:style-name="P2"/>
      <text:p text:style-name="P2"/>
      <text:p text:style-name="P2">Sincerely, </text:p>
      <text:p text:style-name="P2"/>
      <text:p text:style-name="P2">Josh Grant</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oshua Grant</meta:initial-creator>
    <meta:creation-date>2009-06-02T18:35:53</meta:creation-date>
    <dc:creator>Joshua Grant</dc:creator>
    <dc:date>2009-06-02T19:13:09</dc:date>
    <meta:editing-cycles>1</meta:editing-cycles>
    <meta:editing-duration>PT37M20S</meta:editing-duration>
    <meta:user-defined meta:name="Info 1"/>
    <meta:user-defined meta:name="Info 2"/>
    <meta:user-defined meta:name="Info 3"/>
    <meta:user-defined meta:name="Info 4"/>
    <meta:document-statistic meta:table-count="0" meta:image-count="0" meta:object-count="0" meta:page-count="1" meta:paragraph-count="15" meta:word-count="324" meta:character-count="2007"/>
  </office:meta>
</office:document-meta>
</file>